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0" table:formula="of:=SUM([.G3:.G22])" table:style-name="ce8">
            <text:p>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37" table:formula="of:=SUM([.B23:.H23])" table:style-name="ce8">
            <text:p>37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Ex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(trello)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faire la base de donnée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1">
            <text:p>4.5</text:p>
          </table:table-cell>
          <table:table-cell table:number-columns-repeated="3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création du projet</text:p>
          </table:table-cell>
          <table:table-cell office:value-type="float" office:value="0.5" table:style-name="ce12">
            <text:p>0.5</text:p>
          </table:table-cell>
          <table:table-cell table:number-columns-repeated="4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Apprentissage redis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2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tache issue05</text:p>
          </table:table-cell>
          <table:table-cell table:number-columns-repeated="2" table:style-name="ce11"/>
          <table:table-cell office:value-type="float" office:value="3.5" table:style-name="ce11">
            <text:p>3.5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7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4">
            <text:p>tache issue12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lecture sur heroku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.5" table:formula="of:=SUM([.B3:.B26])" table:style-name="ce8">
            <text:p>6.5</text:p>
          </table:table-cell>
          <table:table-cell office:value-type="float" office:value="6.5" table:formula="of:=SUM([.C3:.C26])" table:style-name="ce8">
            <text:p>6.5</text:p>
          </table:table-cell>
          <table:table-cell office:value-type="float" office:value="7.5" table:formula="of:=SUM([.D3:.D26])" table:style-name="ce8">
            <text:p>7.5</text:p>
          </table:table-cell>
          <table:table-cell office:value-type="float" office:value="7" table:formula="of:=SUM([.E3:.E26])" table:style-name="ce8">
            <text:p>7</text:p>
          </table:table-cell>
          <table:table-cell office:value-type="float" office:value="7" table:formula="of:=SUM([.F3:.F26])" table:style-name="ce8">
            <text:p>7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1-26T04:59:53Z</dc:date>
    <meta:editing-cycles>6</meta:editing-cycles>
    <meta:editing-duration>PT2305S</meta:editing-duration>
  </office:meta>
</office:document-meta>
</file>